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Iosevka NF" svg:font-family="'Iosevka NF'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Iosevka NF"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/>
      <style:text-properties style:font-name="Iosevka NF" fo:font-size="2pt" officeooo:paragraph-rsid="03d3e723" style:font-size-asian="2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Iosevka NF" fo:font-size="2pt" officeooo:rsid="03def687" officeooo:paragraph-rsid="03def687" style:font-size-asian="2pt" style:font-size-complex="2pt"/>
    </style:style>
    <style:style style:name="P4" style:family="paragraph" style:parent-style-name="Standard">
      <style:paragraph-properties fo:text-align="start" style:justify-single-word="false"/>
      <style:text-properties fo:color="#729fcf" loext:opacity="100%" style:font-name="Iosevka NF" fo:font-size="2pt" officeooo:paragraph-rsid="03d3e723" style:font-size-asian="2pt" style:font-size-complex="2pt"/>
    </style:style>
    <style:style style:name="P5" style:family="paragraph" style:parent-style-name="Standard">
      <style:paragraph-properties fo:text-align="start" style:justify-single-word="false"/>
      <style:text-properties fo:color="#729fcf" loext:opacity="100%" style:font-name="Iosevka NF" fo:font-size="2pt" style:font-size-asian="2pt" style:font-size-complex="2pt"/>
    </style:style>
    <style:style style:name="P6" style:family="paragraph" style:parent-style-name="Standard">
      <style:paragraph-properties fo:text-align="start" style:justify-single-word="false"/>
      <style:text-properties fo:color="#729fcf" loext:opacity="100%" style:font-name="Iosevka NF" fo:font-size="2pt" officeooo:paragraph-rsid="03c6c6f8" style:font-size-asian="2pt" style:font-size-complex="2pt"/>
    </style:style>
    <style:style style:name="P7" style:family="paragraph" style:parent-style-name="Standard">
      <style:paragraph-properties fo:text-align="start" style:justify-single-word="false"/>
      <style:text-properties fo:color="#729fcf" loext:opacity="100%" style:font-name="Iosevka NF" fo:font-size="2pt" officeooo:rsid="03e752a6" officeooo:paragraph-rsid="03e752a6" style:font-size-asian="2pt" style:font-size-complex="2pt"/>
    </style:style>
    <style:style style:name="P8" style:family="paragraph" style:parent-style-name="Standard">
      <style:paragraph-properties fo:text-align="start" style:justify-single-word="false"/>
      <style:text-properties fo:color="#ffa6a6" loext:opacity="100%" style:font-name="Iosevka NF" fo:font-size="2pt" style:font-size-asian="2pt" style:font-size-complex="2pt"/>
    </style:style>
    <style:style style:name="P9" style:family="paragraph" style:parent-style-name="Standard">
      <style:paragraph-properties fo:text-align="start" style:justify-single-word="false"/>
      <style:text-properties fo:color="#ffa6a6" loext:opacity="100%" style:font-name="Iosevka NF" fo:font-size="2pt" style:font-size-asian="2pt" style:font-size-complex="2pt"/>
    </style:style>
    <style:style style:name="T1" style:family="text">
      <style:text-properties fo:color="#ffff00" loext:opacity="100%"/>
    </style:style>
    <style:style style:name="T2" style:family="text">
      <style:text-properties fo:color="#2a6099" loext:opacity="100%"/>
    </style:style>
    <style:style style:name="T3" style:family="text">
      <style:text-properties fo:color="#55308d" loext:opacity="100%"/>
    </style:style>
    <style:style style:name="T4" style:family="text">
      <style:text-properties fo:color="#ff8000" loext:opacity="100%"/>
    </style:style>
    <style:style style:name="T5" style:family="text">
      <style:text-properties officeooo:rsid="03c1ff12"/>
    </style:style>
    <style:style style:name="T6" style:family="text">
      <style:text-properties officeooo:rsid="03c39246"/>
    </style:style>
    <style:style style:name="T7" style:family="text">
      <style:text-properties officeooo:rsid="03c6c6f8"/>
    </style:style>
    <style:style style:name="T8" style:family="text">
      <style:text-properties officeooo:rsid="03cbc584"/>
    </style:style>
    <style:style style:name="T9" style:family="text">
      <style:text-properties officeooo:rsid="03d3e723"/>
    </style:style>
    <style:style style:name="T10" style:family="text">
      <style:text-properties officeooo:rsid="03e21c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/// MORNING \\\</text:span> 1 Hour</text:p>
      <text:p text:style-name="P1">Wake Up am/pm</text:p>
      <text:p text:style-name="P1">Workout | 30 min</text:p>
      <text:p text:style-name="P1">Cold Shower | 15 min</text:p>
      <text:p text:style-name="P1">Morning Routine | 15 min</text:p>
      <text:p text:style-name="P1"/>
      <text:p text:style-name="P1"><text:span text:style-name="T1">/// AFTERNOON \\\</text:span> 10 Hours</text:p>
      <text:p text:style-name="P1">Meal 1 | 30 min</text:p>
      <text:p text:style-name="P1">Leave 30 min</text:p>
      <text:p text:style-name="P1">Work | 8 hrs</text:p>
      <text:p text:style-name="P1">Return 30 min</text:p>
      <text:p text:style-name="P1">Meal 2 | 30 min</text:p>
      <text:p text:style-name="P1"/>
      <text:p text:style-name="P1"><text:span text:style-name="T2">/// EVENING \\\</text:span> 4 Hours</text:p>
      <text:p text:style-name="P1">Chores | 30 min</text:p>
      <text:p text:style-name="P1">Study | 3 hrs 30 min</text:p>
      <text:p text:style-name="P1"/>
      <text:p text:style-name="P1"><text:span text:style-name="T3">/// NIGHT \\\</text:span> 1 Hour</text:p>
      <text:p text:style-name="P1">Night Routine | 15 min</text:p>
      <text:p text:style-name="P1">Read | 15 min</text:p>
      <text:p text:style-name="P1">Journal | 15 min</text:p>
      <text:p text:style-name="P1">Meditate | 15 min</text:p>
      <text:p text:style-name="P1">Go To Sleep am/pm</text:p>
      <text:p text:style-name="P1"/>
      <text:p text:style-name="P1"/>
      <text:p text:style-name="P1"/>
      <text:p text:style-name="P1">/// BILLS \\\</text:p>
      <text:p text:style-name="P1">\\\ <text:span text:style-name="T9">BATHROOM</text:span> ///</text:p>
      <text:p text:style-name="P4">Tooth Paste | </text:p>
      <text:p text:style-name="P4">Tooth Brush | </text:p>
      <text:p text:style-name="P4">Floss <text:span text:style-name="T6">| </text:span></text:p>
      <text:p text:style-name="P4">Chap Stick <text:span text:style-name="T6">|</text:span></text:p>
      <text:p text:style-name="P4">Sunscreen | </text:p>
      <text:p text:style-name="P4">Moisterizer | </text:p>
      <text:p text:style-name="P4">Tissues | </text:p>
      <text:p text:style-name="P4">Conditioner | </text:p>
      <text:p text:style-name="P4">Cleanser | </text:p>
      <text:p text:style-name="P4">Body Wash | </text:p>
      <text:p text:style-name="P4">Deorderant | </text:p>
      <text:p text:style-name="P4">Toilet Paper <text:span text:style-name="T5">| </text:span></text:p>
      <text:p text:style-name="P7">Soap | </text:p>
      <text:p text:style-name="P1">\\\ INTERNET ///</text:p>
      <text:p text:style-name="P5">Sim Card <text:span text:style-name="T7">#1 </text:span>| $<text:span text:style-name="T7">15</text:span></text:p>
      <text:p text:style-name="P6">Sim Card <text:span text:style-name="T7">#2 </text:span>| $<text:span text:style-name="T7">15</text:span></text:p>
      <text:p text:style-name="P1">\\\ FOOD ///</text:p>
      <text:p text:style-name="P5">Beef | </text:p>
      <text:p text:style-name="P5">Pork | </text:p>
      <text:p text:style-name="P5">Sea Food | </text:p>
      <text:p text:style-name="P5">Butter | </text:p>
      <text:p text:style-name="P5">Salt | </text:p>
      <text:p text:style-name="P5">Electrolights | </text:p>
      <text:p text:style-name="P1"/>
      <text:p text:style-name="P1"/>
      <text:p text:style-name="P1"/>
      <text:p text:style-name="P8">/// TECHNOLOGY \\\</text:p>
      <text:p text:style-name="P8">\\\ DEVICES ///</text:p>
      <text:p text:style-name="P1">Mini PC | </text:p>
      <text:p text:style-name="P1">Laptop | </text:p>
      <text:p text:style-name="P3">Phone | </text:p>
      <text:p text:style-name="P8">\\\ ACCESSORIES ///</text:p>
      <text:p text:style-name="P1">Earbuds | </text:p>
      <text:p text:style-name="P1">Ethernet Cable | </text:p>
      <text:p text:style-name="P8">\\\ CHARGING ///</text:p>
      <text:p text:style-name="P1">Power Bank | </text:p>
      <text:p text:style-name="P8">\\\ STORAGE ///</text:p>
      <text:p text:style-name="P1">Micro SD Card #1 | </text:p>
      <text:p text:style-name="P1">Micro SD Card #2 | </text:p>
      <text:p text:style-name="P8">\\\ SECURITY ///</text:p>
      <text:p text:style-name="P1">Authentication Key | </text:p>
      <text:p text:style-name="P1"/>
      <text:p text:style-name="P8">/// CLOTHING \\\</text:p>
      <text:p text:style-name="P8">\\\ SHELL LAYER ///</text:p>
      <text:p text:style-name="P1">Jacket | </text:p>
      <text:p text:style-name="P8">\\\ MID LAYER ///</text:p>
      <text:p text:style-name="P1">Sun Glasses | </text:p>
      <text:p text:style-name="P1">Hoodie | </text:p>
      <text:p text:style-name="P1">Joggers | </text:p>
      <text:p text:style-name="P1">Heavy Duty Gloves | </text:p>
      <text:p text:style-name="P1"><text:span text:style-name="T10">Trail Runners</text:span> | </text:p>
      <text:p text:style-name="P8">\\\ BASE LAYER ///</text:p>
      <text:p text:style-name="P1">Balaclava | </text:p>
      <text:p text:style-name="P1">Long Sleeve Shirt | </text:p>
      <text:p text:style-name="P1">Short Sleeve Shirt | </text:p>
      <text:p text:style-name="P1">Gloves | </text:p>
      <text:p text:style-name="P1">Boxers | </text:p>
      <text:p text:style-name="P1">Pant | </text:p>
      <text:p text:style-name="P1">Short | </text:p>
      <text:p text:style-name="P1">Socks | </text:p>
      <text:p text:style-name="P1"/>
      <text:p text:style-name="P8">/// WATER \\\</text:p>
      <text:p text:style-name="P1">Filter/Bottle | </text:p>
      <text:p text:style-name="P1"/>
      <text:p text:style-name="P8">/// BATHROOM \\\</text:p>
      <text:p text:style-name="P1">Nail Clipper | </text:p>
      <text:p text:style-name="P1">Razor | </text:p>
      <text:p text:style-name="P1">Scrubber | </text:p>
      <text:p text:style-name="P1">Towel |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\\\ <text:span text:style-name="T8">IDK YET</text:span> ///</text:p>
      <text:p text:style-name="P2">Knife | </text:p>
      <text:p text:style-name="P2">Gun | </text:p>
      <text:p text:style-name="P2">First Aid Kit | </text:p>
      <text:p text:style-name="P2">Headlamp | </text:p>
      <text:p text:style-name="P2">Dry Bags | </text:p>
      <text:p text:style-name="P2">Backpack |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Iosevka NF" svg:font-family="'Iosevka NF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7:38.128969344</meta:creation-date>
    <dc:date>2024-05-21T21:31:15.395283558</dc:date>
    <meta:editing-duration>P7DT6H7M44S</meta:editing-duration>
    <meta:editing-cycles>734</meta:editing-cycles>
    <meta:generator>LibreOffice/7.6.6.3$Linux_X86_64 LibreOffice_project/60$Build-3</meta:generator>
    <meta:document-statistic meta:table-count="0" meta:image-count="0" meta:object-count="0" meta:page-count="1" meta:paragraph-count="92" meta:word-count="287" meta:character-count="1287" meta:non-whitespace-character-count="1040"/>
  </office:meta>
</office:document-meta>
</file>